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iberation Serif2" svg:font-family="'Liberation Serif', 'Times New Roman'"/>
    <style:font-face style:name="Nimbus Roman No9 L" svg:font-family="'Nimbus Roman No9 L', 'Times New Roman'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Abyssinica SIL" svg:font-family="'Abyssinica SIL'" style:font-pitch="variable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249cm"/>
    </style:style>
    <style:style style:name="Table2.C" style:family="table-column">
      <style:table-column-properties style:column-width="4.251cm"/>
    </style:style>
    <style:style style:name="Table2.D" style:family="table-column">
      <style:table-column-properties style:column-width="4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D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byssinica SIL" fo:font-size="14pt" style:font-size-asian="14pt" style:font-size-complex="14pt"/>
    </style:style>
    <style:style style:name="P2" style:family="paragraph" style:parent-style-name="Standard" style:list-style-name="WW8Num1">
      <style:paragraph-properties fo:text-align="justify" style:justify-single-word="false"/>
      <style:text-properties style:font-name="Abyssinica SIL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byssinica SIL" fo:font-size="14pt" officeooo:paragraph-rsid="0004dc78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WW8Num2">
      <style:paragraph-properties fo:text-align="justify" style:justify-single-word="false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WW8Num1">
      <style:paragraph-properties fo:text-align="justify" style:justify-single-word="false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byssinica SIL" fo:font-size="15pt" fo:font-weight="bold" officeooo:rsid="0001e3c5" officeooo:paragraph-rsid="0001e3c5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byssinica SIL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byssinica SIL" fo:font-size="16pt" style:font-size-asian="16pt" style:font-size-complex="16pt"/>
    </style:style>
    <style:style style:name="P11" style:family="paragraph" style:parent-style-name="Standard" style:list-style-name="">
      <style:paragraph-properties fo:margin-left="1.27cm" fo:margin-right="0cm" fo:text-align="justify" style:justify-single-word="false" fo:text-indent="0cm" style:auto-text-indent="false"/>
      <style:text-properties style:font-name="Abyssinica SIL" fo:font-size="14pt" style:font-size-asian="14pt" style:font-size-complex="14pt"/>
    </style:style>
    <style:style style:name="P12" style:family="paragraph" style:parent-style-name="Standard">
      <style:paragraph-properties fo:margin-top="0.494cm" fo:margin-bottom="0.247cm" loext:contextual-spacing="false" fo:text-align="justify" style:justify-single-word="false" style:writing-mode="lr-tb"/>
      <style:text-properties fo:color="#000000" style:font-name="Abyssinica SIL" fo:font-size="14pt" fo:font-weight="normal" style:font-size-asian="14pt" style:font-weight-asian="normal" style:font-name-complex="Nimbus Roman No9 L" style:font-size-complex="14pt" fo:background-color="#ffffff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byssinica SIL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byssinica SIL" fo:font-size="14pt" style:font-size-asian="14pt" style:font-size-complex="14pt"/>
    </style:style>
    <style:style style:name="P15" style:family="paragraph" style:parent-style-name="Standard" style:list-style-name="WW8Num3">
      <style:paragraph-properties fo:margin-left="0cm" fo:margin-right="0cm" fo:text-align="start" style:justify-single-word="false" fo:text-indent="0cm" style:auto-text-indent="false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byssinica SIL" fo:font-size="14pt" style:font-size-asian="14pt" style:font-size-complex="14pt"/>
    </style:style>
    <style:style style:name="P17" style:family="paragraph" style:parent-style-name="Text_20_body" style:list-style-name="WW8Num4">
      <style:paragraph-properties fo:margin-left="1.247cm" fo:margin-right="0cm" fo:margin-top="0cm" fo:margin-bottom="0cm" loext:contextual-spacing="false" fo:line-height="100%" fo:text-align="justify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Abyssinica SIL" fo:font-size="14pt" style:font-size-asian="14pt" style:font-name-complex="Liberation Serif2" style:font-size-complex="14pt"/>
    </style:style>
    <style:style style:name="P18" style:family="paragraph" style:parent-style-name="Text_20_body" style:list-style-name="WW8Num5">
      <style:paragraph-properties fo:margin-left="1.247cm" fo:margin-right="0cm" fo:margin-top="0cm" fo:margin-bottom="0cm" loext:contextual-spacing="false" fo:line-height="100%" fo:text-align="justify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Abyssinica SIL" fo:font-size="14pt" style:font-size-asian="14pt" style:font-size-complex="14pt"/>
    </style:style>
    <style:style style:name="P19" style:family="paragraph" style:parent-style-name="Text_20_body" style:list-style-name="WW8Num6">
      <style:paragraph-properties fo:margin-left="1.247cm" fo:margin-right="0cm" fo:margin-top="0cm" fo:margin-bottom="0cm" loext:contextual-spacing="false" fo:line-height="100%" fo:text-align="justify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Abyssinica SIL" fo:font-size="14pt" style:font-size-asian="14pt" style:font-size-complex="14pt"/>
    </style:style>
    <style:style style:name="P2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byssinica SIL" fo:font-size="14pt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byssinica SIL" fo:font-size="14pt" fo:font-weight="normal" style:font-size-asian="14pt" style:font-weight-asian="normal" style:font-name-complex="Liberation Serif2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Abyssinica SIL" fo:font-size="14pt" style:font-size-asian="14pt" style:font-size-complex="14pt"/>
    </style:style>
    <style:style style:name="P23" style:family="paragraph" style:parent-style-name="Table_20_Contents">
      <style:paragraph-properties fo:text-align="justify" style:justify-single-word="false" style:snap-to-layout-grid="false"/>
      <style:text-properties style:font-name="Abyssinica SIL" fo:font-size="14pt" style:font-size-asian="14pt" style:font-size-complex="14pt"/>
    </style:style>
    <style:style style:name="T1" style:family="text">
      <style:text-properties fo:color="#000000" fo:font-size="12pt" fo:font-weight="normal" style:font-size-asian="12pt" style:font-weight-asian="normal" style:font-name-complex="Nimbus Roman No9 L" fo:background-color="#ffffff"/>
    </style:style>
    <style:style style:name="T2" style:family="text">
      <style:text-properties fo:color="#000000" fo:font-weight="normal" style:font-weight-asian="normal" style:font-name-complex="Nimbus Roman No9 L" fo:background-color="#ffffff"/>
    </style:style>
    <style:style style:name="T3" style:family="text">
      <style:text-properties fo:font-size="12pt" style:font-size-asian="12pt" style:font-name-complex="Liberation Serif2"/>
    </style:style>
    <style:style style:name="T4" style:family="text">
      <style:text-properties fo:font-size="12pt" fo:font-weight="normal" style:font-size-asian="12pt" style:font-weight-asian="normal" style:font-name-complex="Liberation Serif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dc78" style:font-weight-asian="normal" style:font-weight-complex="normal"/>
    </style:style>
    <style:style style:name="T7" style:family="text">
      <style:text-properties fo:font-weight="normal" style:font-weight-asian="normal" style:font-name-complex="Liberation Serif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4dc78" style:font-weight-asian="bold" style:font-weight-complex="bold"/>
    </style:style>
    <style:style style:name="T10" style:family="text">
      <style:text-properties style:font-name-asian="Liberation Serif1" style:font-name-complex="Liberation Serif1"/>
    </style:style>
    <style:style style:name="T11" style:family="text">
      <style:text-properties style:font-name-complex="Liberation Serif2"/>
    </style:style>
    <style:style style:name="T12" style:family="text">
      <style:text-properties officeooo:rsid="0001e3c5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04dc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6</text:p>
      <text:p text:style-name="P1"/>
      <text:p text:style-name="P9">1) How do you evaluate the performance of a project in agile?</text:p>
      <text:p text:style-name="P1"/>
      <text:p text:style-name="P1">The key measures for evaluating agile project performance are:</text:p>
      <text:p text:style-name="P1"/>
      <text:list xml:id="list683558894232406077" text:style-name="WW8Num2">
        <text:list-item>
          <text:p text:style-name="P6">Velocity</text:p>
        </text:list-item>
      </text:list>
      <text:p text:style-name="P11"/>
      <text:p text:style-name="P11">V=Units of efforts completed/ Sprint</text:p>
      <text:p text:style-name="P11"/>
      <text:p text:style-name="P11">Velociy for first release plan is predicted which is created during project initiation after that actual velocity is measured at each timebox and this actual <text:s/>measure is used to predict the velocity for subsequent timeboxes in the release plan.</text:p>
      <text:p text:style-name="P11"/>
      <text:list xml:id="list174620399441998" text:continue-numbering="true" text:style-name="WW8Num2">
        <text:list-item>
          <text:p text:style-name="P6">Hit rate</text:p>
        </text:list-item>
      </text:list>
      <text:p text:style-name="P11">Percentage of work allocated to a timebox that was actually completed.</text:p>
      <text:p text:style-name="P11"/>
      <text:list xml:id="list174619818681424" text:continue-numbering="true" text:style-name="WW8Num2">
        <text:list-item>
          <text:p text:style-name="P6">Work remaining on tasks</text:p>
        </text:list-item>
      </text:list>
      <text:p text:style-name="P11">Each day the remaining work is estimated on each task.</text:p>
      <text:p text:style-name="P11"/>
      <text:list xml:id="list174620966049039" text:continue-numbering="true" text:style-name="WW8Num2">
        <text:list-item>
          <text:p text:style-name="P6">Project cost</text:p>
        </text:list-item>
      </text:list>
      <text:p text:style-name="P11">It is estimated to make sure that the project is completed within the budget.</text:p>
      <text:p text:style-name="P1"/>
      <text:p text:style-name="P1">Three management measures are:</text:p>
      <text:p text:style-name="P11"/>
      <text:list xml:id="list4429214721286877955" text:style-name="WW8Num3">
        <text:list-header>
          <text:p text:style-name="P15"><text:span text:style-name="T15">i) </text:span>Cost performance index (CPI)</text:p>
        </text:list-header>
      </text:list>
      <text:p text:style-name="P14"/>
      <text:p text:style-name="P1"><text:tab/><text:tab/>Cost Performance Index (CPI) = (Baseline Cost per Story Point)/(Actual Cost per Story Point)<text:tab/></text:p>
      <text:p text:style-name="P1"><text:tab/><text:tab/><text:span text:style-name="T2">CPI &gt; 1 is an indication that cost incured for the project is less than what expected .</text:span></text:p>
      <text:p text:style-name="P12"><text:tab/><text:tab/>CPI&lt;1 is an indication that the cost has exceeded the expected value.</text:p>
      <text:p text:style-name="P4"><text:tab/><text:tab/>CPI<text:tab/>=<text:tab/>EV/TAC</text:p>
      <text:p text:style-name="P3"><text:span text:style-name="T5"><text:tab/><text:tab/><text:tab/>=<text:tab/>(BC/SP)/(AC/SP)</text:span></text:p>
      <text:p text:style-name="P3"><text:soft-page-break/><text:span text:style-name="T9">ii) </text:span><text:span text:style-name="T8">Schedule performance index (SPI)</text:span></text:p>
      <text:p text:style-name="P1"/>
      <text:p text:style-name="P1"><text:tab/><text:tab/>Schedule Performance Index (SPI) = (Actual Velocity/Baseline Velocity)</text:p>
      <text:p text:style-name="P1"><text:tab/><text:tab/></text:p>
      <text:p text:style-name="P1"><text:tab/><text:tab/><text:span text:style-name="T2">SPI &gt; 1 is an indication that the project has finished earlier than expected.</text:span></text:p>
      <text:p text:style-name="P12"><text:tab/><text:tab/>SPI &lt; 1 is an indication that the project has finished late than expedcted.</text:p>
      <text:p text:style-name="P4"><text:tab/><text:tab/>SPI<text:tab/>=<text:tab/>EV/PV</text:p>
      <text:p text:style-name="P3"><text:span text:style-name="T5"><text:tab/><text:tab/><text:tab/>=<text:tab/>AV/BV</text:span></text:p>
      <text:p text:style-name="P3"><text:span text:style-name="T5"/></text:p>
      <text:p text:style-name="P3"><text:span text:style-name="T9">iii) </text:span><text:span text:style-name="T8">Earned business value (EBV)</text:span></text:p>
      <text:p text:style-name="P1"/>
      <text:p text:style-name="P1"><text:tab/><text:tab/>Earned value is defined as “the value of work completed”<text:line-break/><text:tab/><text:tab/>EV=total story points times the baseline cost per story point</text:p>
      <text:p text:style-name="P1"><text:tab/><text:tab/></text:p>
      <text:p text:style-name="P1">If project goes according to <text:span text:style-name="T12">the</text:span> plan CPI and SPI would <text:span text:style-name="T12">be </text:span>= 1 <text:span text:style-name="T12">for </text:span>every Sprint</text:p>
      <text:p text:style-name="P5"/>
      <text:p text:style-name="P4">Based on the SPI and CPI values we can understand whether the project is going on time and on budget. Thus it helps determine the performance of a project.</text:p>
      <text:p text:style-name="P4"><text:tab/></text:p>
      <text:p text:style-name="P1"><text:span text:style-name="T5">The CPI and SPI does not check for the business value. The business value measures the outcome and not the outputs. It checks whether the customer satisfaction is guaranteed.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/>
      <text:p text:style-name="P1"/>
      <text:p text:style-name="P10"><text:soft-page-break/>2<text:span text:style-name="T13">) </text:span><text:span text:style-name="T14">Compare traditional monitoring &amp; control with agile monitoring &amp; control with respect to metrics generation?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8">Traditional monitoring &amp; control</text:span></text:p>
          </table:table-cell>
          <table:table-cell table:style-name="Table1.B1" office:value-type="string">
            <text:p text:style-name="P1"><text:span text:style-name="T8">Agile monitoring &amp; control</text:span></text:p>
          </table:table-cell>
        </table:table-row>
        <table:table-row table:style-name="Table1.1">
          <table:table-cell table:style-name="Table1.A2" office:value-type="string">
            <text:p text:style-name="P22">It is very concerned about observing and measuring actual project performance against the plan and fixing it if it varies.</text:p>
          </table:table-cell>
          <table:table-cell table:style-name="Table1.B2" office:value-type="string">
            <text:p text:style-name="P22">It also measures project performance against the planned value, but also takes account of business value.</text:p>
          </table:table-cell>
        </table:table-row>
        <table:table-row table:style-name="Table1.1">
          <table:table-cell table:style-name="Table1.A2" office:value-type="string">
            <text:p text:style-name="P22">Variance from the plan is considered bad unless it is approved by Change Management.</text:p>
          </table:table-cell>
          <table:table-cell table:style-name="Table1.B2" office:value-type="string">
            <text:p text:style-name="P22">Variation is not considered bad and changes plan to suit the current position.</text:p>
          </table:table-cell>
        </table:table-row>
        <table:table-row table:style-name="Table1.1">
          <table:table-cell table:style-name="Table1.A2" office:value-type="string">
            <text:p text:style-name="P22">Traditional project monitoring focuses on tracking how much effort is expended on each task.</text:p>
          </table:table-cell>
          <table:table-cell table:style-name="Table1.B2" office:value-type="string">
            <text:p text:style-name="P22">The main Agile monitoring technique is to track what software has been incrementally delivered.</text:p>
          </table:table-cell>
        </table:table-row>
        <table:table-row table:style-name="Table1.1">
          <table:table-cell table:style-name="Table1.A2" office:value-type="string">
            <text:p text:style-name="P22">Delivery of the working software is done only after the development.</text:p>
          </table:table-cell>
          <table:table-cell table:style-name="Table1.B2" office:value-type="string">
            <text:p text:style-name="P22">Frequent delivery allows the Product Owner to declare a product “done” at any time or the Business Sponsor to declare the project finished at any time</text:p>
          </table:table-cell>
        </table:table-row>
        <table:table-row table:style-name="Table1.1">
          <table:table-cell table:style-name="Table1.A2" office:value-type="string">
            <text:p text:style-name="P22">Communication can be of any form and does not restrict in any way.</text:p>
          </table:table-cell>
          <table:table-cell table:style-name="Table1.B2" office:value-type="string">
            <text:p text:style-name="P22">Agile teams try to promote face-to-face communication and to reduce the channels of communication.</text:p>
          </table:table-cell>
        </table:table-row>
        <table:table-row table:style-name="Table1.1">
          <table:table-cell table:style-name="Table1.A2" office:value-type="string">
            <text:p text:style-name="P22">Not focused on colocation.</text:p>
          </table:table-cell>
          <table:table-cell table:style-name="Table1.B2" office:value-type="string">
            <text:p text:style-name="P22">Colocation is done to ensure successful communication between the agile teams.</text:p>
          </table:table-cell>
        </table:table-row>
        <table:table-row table:style-name="Table1.1">
          <table:table-cell table:style-name="Table1.A2" office:value-type="string">
            <text:p text:style-name="P22">No burn down charts are created here.</text:p>
          </table:table-cell>
          <table:table-cell table:style-name="Table1.B2" office:value-type="string">
            <text:p text:style-name="P22">Results are demonstrated using the burn down chart.</text:p>
          </table:table-cell>
        </table:table-row>
        <table:table-row table:style-name="Table1.1">
          <table:table-cell table:style-name="Table1.A2" office:value-type="string">
            <text:p text:style-name="P22">Comparing plans is the measure of progress.</text:p>
          </table:table-cell>
          <table:table-cell table:style-name="Table1.B2" office:value-type="string">
            <text:p text:style-name="P22">Emphasizing customer value and working software are the primary measure of progress.</text:p>
          </table:table-cell>
        </table:table-row>
        <table:table-row table:style-name="Table1.1">
          <table:table-cell table:style-name="Table1.A2" office:value-type="string">
            <text:p text:style-name="P22">Delivery of software is only done after the final developement, hence customer is invloved only at the user acceptance testing.</text:p>
          </table:table-cell>
          <table:table-cell table:style-name="Table1.B2" office:value-type="string">
            <text:p text:style-name="P22">Highest priority is to satisfy the customer<text:line-break/>through early and continuous delivery<text:line-break/>of valuable software.</text:p>
          </table:table-cell>
        </table:table-row>
        <table:table-row table:style-name="Table1.1">
          <table:table-cell table:style-name="Table1.A2" office:value-type="string">
            <text:p text:style-name="P22">Product demo is done at the UAT.</text:p>
          </table:table-cell>
          <table:table-cell table:style-name="Table1.B2" office:value-type="string">
            <text:p text:style-name="P22">The Product Demonstration at the <text:soft-page-break/>end of a Timebox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5">3) With a total project budget of $ 175,000, and having completed one out of four Iterations, we have this product backlog and these actuals:</text:p>
      <text:p text:style-name="P5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Feature </text:p>
          </table:table-cell>
          <table:table-cell table:style-name="Table2.A1" office:value-type="string">
            <text:p text:style-name="P1">Estimate</text:p>
            <text:p text:style-name="P1">(storypoints)</text:p>
          </table:table-cell>
          <table:table-cell table:style-name="Table2.A1" office:value-type="string">
            <text:p text:style-name="P1">Completed</text:p>
            <text:p text:style-name="P1">(storypoints) </text:p>
          </table:table-cell>
          <table:table-cell table:style-name="Table2.D1" office:value-type="string">
            <text:p text:style-name="P1"><text:span text:style-name="T10"><text:s/></text:span>Actual Cost (1000s</text:p>
            <text:p text:style-name="P1">dollars)</text:p>
          </table:table-cell>
        </table:table-row>
        <table:table-row table:style-name="Table2.1">
          <table:table-cell table:style-name="Table2.A2" office:value-type="string">
            <text:p text:style-name="P1">Welcome Screen </text:p>
          </table:table-cell>
          <table:table-cell table:style-name="Table2.A2" office:value-type="string">
            <text:p text:style-name="P1">10 </text:p>
          </table:table-cell>
          <table:table-cell table:style-name="Table2.A2" office:value-type="string">
            <text:p text:style-name="P1">10 </text:p>
          </table:table-cell>
          <table:table-cell table:style-name="Table2.D2" office:value-type="string">
            <text:p text:style-name="P1">15</text:p>
          </table:table-cell>
        </table:table-row>
        <table:table-row table:style-name="Table2.1">
          <table:table-cell table:style-name="Table2.A2" office:value-type="string">
            <text:p text:style-name="P1">Advert - Splash Screen</text:p>
          </table:table-cell>
          <table:table-cell table:style-name="Table2.A2" office:value-type="string">
            <text:p text:style-name="P22">20</text:p>
          </table:table-cell>
          <table:table-cell table:style-name="Table2.A2" office:value-type="string">
            <text:p text:style-name="P22">20</text:p>
          </table:table-cell>
          <table:table-cell table:style-name="Table2.D2" office:value-type="string">
            <text:p text:style-name="P22">30</text:p>
          </table:table-cell>
        </table:table-row>
        <table:table-row table:style-name="Table2.1">
          <table:table-cell table:style-name="Table2.A2" office:value-type="string">
            <text:p text:style-name="P1">Login Screen </text:p>
          </table:table-cell>
          <table:table-cell table:style-name="Table2.A2" office:value-type="string">
            <text:p text:style-name="P22">10</text:p>
          </table:table-cell>
          <table:table-cell table:style-name="Table2.A2" office:value-type="string">
            <text:p text:style-name="P22">10</text:p>
          </table:table-cell>
          <table:table-cell table:style-name="Table2.D2" office:value-type="string">
            <text:p text:style-name="P22">20</text:p>
          </table:table-cell>
        </table:table-row>
        <table:table-row table:style-name="Table2.1">
          <table:table-cell table:style-name="Table2.A2" office:value-type="string">
            <text:p text:style-name="P1">Personalized Google Ads</text:p>
          </table:table-cell>
          <table:table-cell table:style-name="Table2.A2" office:value-type="string">
            <text:p text:style-name="P22">20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1"><text:span text:style-name="T10"><text:s/></text:span>Catalog Browser</text:p>
          </table:table-cell>
          <table:table-cell table:style-name="Table2.A2" office:value-type="string">
            <text:p text:style-name="P22">20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1">Catalog Editor </text:p>
          </table:table-cell>
          <table:table-cell table:style-name="Table2.A2" office:value-type="string">
            <text:p text:style-name="P22">10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1">Shopping Basket Browser</text:p>
          </table:table-cell>
          <table:table-cell table:style-name="Table2.A2" office:value-type="string">
            <text:p text:style-name="P22">5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1"><text:span text:style-name="T10"><text:s/></text:span>Shopping Card Editor</text:p>
          </table:table-cell>
          <table:table-cell table:style-name="Table2.A2" office:value-type="string">
            <text:p text:style-name="P22">25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1">Check-out Process </text:p>
          </table:table-cell>
          <table:table-cell table:style-name="Table2.A2" office:value-type="string">
            <text:p text:style-name="P22">20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1">Invoice Calculation </text:p>
          </table:table-cell>
          <table:table-cell table:style-name="Table2.A2" office:value-type="string">
            <text:p text:style-name="P22">10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1">Credit Card Verification</text:p>
          </table:table-cell>
          <table:table-cell table:style-name="Table2.A2" office:value-type="string">
            <text:p text:style-name="P22">10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1">PayPal Payment Handling</text:p>
          </table:table-cell>
          <table:table-cell table:style-name="Table2.A2" office:value-type="string">
            <text:p text:style-name="P22">20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2" office:value-type="string">
            <text:p text:style-name="P1">Order Confirmation Email</text:p>
          </table:table-cell>
          <table:table-cell table:style-name="Table2.A2" office:value-type="string">
            <text:p text:style-name="P22">20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ext:soft-page-break/>
        <table:table-row table:style-name="Table2.1">
          <table:table-cell table:style-name="Table2.A2" office:value-type="string">
            <text:p text:style-name="P1"><text:span text:style-name="T10"><text:s/></text:span>Totals</text:p>
          </table:table-cell>
          <table:table-cell table:style-name="Table2.A2" office:value-type="string">
            <text:p text:style-name="P22">200</text:p>
          </table:table-cell>
          <table:table-cell table:style-name="Table2.A2" office:value-type="string">
            <text:p text:style-name="P22">40</text:p>
          </table:table-cell>
          <table:table-cell table:style-name="Table2.D2" office:value-type="string">
            <text:p text:style-name="P22">65</text:p>
          </table:table-cell>
        </table:table-row>
      </table:table>
      <text:p text:style-name="P1"/>
      <text:p text:style-name="P5">in our example, after Iteration 1 we should be at 25% complete)</text:p>
      <text:list xml:id="list3606729182081432472" text:style-name="WW8Num1">
        <text:list-item>
          <text:p text:style-name="P7">Calculate Planned Value</text:p>
        </text:list-item>
        <text:list-item>
          <text:p text:style-name="P7">Actual % Complete</text:p>
        </text:list-item>
        <text:list-item>
          <text:p text:style-name="P2">Earned Value</text:p>
        </text:list-item>
      </text:list>
      <text:p text:style-name="P8">Ans)</text:p>
      <text:p text:style-name="P8"/>
      <text:p text:style-name="P16"><text:span text:style-name="T11">Total project budget = $175000</text:span></text:p>
      <text:list xml:id="list3431946719723553709" text:style-name="WW8Num4">
        <text:list-item>
          <text:p text:style-name="P17">Planned Value = Expected Percent Complete * Total Budget </text:p>
        </text:list-item>
      </text:list>
      <text:p text:style-name="P20"><text:span text:style-name="T11"><text:tab/><text:tab/><text:tab/> =25% * $175,000 </text:span></text:p>
      <text:p text:style-name="P20"><text:span text:style-name="T11"><text:tab/><text:tab/><text:tab/> = $43,750</text:span></text:p>
      <text:p text:style-name="P20"/>
      <text:list xml:id="list2708764284535054053" text:style-name="WW8Num5">
        <text:list-item>
          <text:p text:style-name="P18"><text:span text:style-name="T11">Actual Percent =</text:span> <text:span text:style-name="T11">total number of storypoints completed / total number of storypoints estimated</text:span> </text:p>
        </text:list-item>
      </text:list>
      <text:p text:style-name="P20"/>
      <text:p text:style-name="P21"><text:tab/><text:tab/><text:tab/>= 40 / 200</text:p>
      <text:p text:style-name="P21"><text:tab/><text:tab/><text:tab/>= 20%</text:p>
      <text:p text:style-name="P20"/>
      <text:list xml:id="list4219547959673463060" text:style-name="WW8Num6">
        <text:list-item>
          <text:p text:style-name="P19"><text:span text:style-name="T7">Earned Value <text:tab/>=</text:span> <text:span text:style-name="T7">Actual Percent Complete * the Total Budget </text:span></text:p>
        </text:list-item>
      </text:list>
      <text:p text:style-name="P20"><text:span text:style-name="T7"><text:tab/><text:tab/><text:tab/>= 20% *$175,000</text:span></text:p>
      <text:p text:style-name="P20"><text:span text:style-name="T7"><text:tab/><text:tab/><text:tab/>= $35,000</text:span></text:p>
      <text:p text:style-name="P1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Liberation Serif2" svg:font-family="'Liberation Serif', 'Times New Roman'"/>
    <style:font-face style:name="Nimbus Roman No9 L" svg:font-family="'Nimbus Roman No9 L', 'Times New Roman'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Abyssinica SIL" svg:font-family="'Abyssinica SIL'" style:font-pitch="variable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fo:font-size="12pt" style:font-size-asian="12pt" style:font-name-complex="OpenSymbol1" style:font-family-complex="OpenSymbol, 'Arial Unicode MS'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7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7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7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7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7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7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7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7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3:50:27.700766800</meta:creation-date>
    <dc:date>2016-08-22T17:46:07.890311829</dc:date>
    <meta:editing-cycles>7</meta:editing-cycles>
    <meta:editing-duration>PT46M</meta:editing-duration>
    <meta:generator>LibreOffice/5.1.4.2$Linux_X86_64 LibreOffice_project/10m0$Build-2</meta:generator>
    <meta:document-statistic meta:table-count="2" meta:image-count="0" meta:object-count="0" meta:page-count="5" meta:paragraph-count="115" meta:word-count="771" meta:character-count="4613" meta:non-whitespace-character-count="3894"/>
  </office:meta>
</office:document-meta>
</file>